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15-14)</text:p>
          </table:table-cell>
          <table:table-cell office:value-type="string">
            <text:p>17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orth Texas (29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28</text:p>
          </table:table-cell>
          <table:table-cell office:value-type="string">
            <text:p>.03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36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34</text:p>
          </table:table-cell>
          <table:table-cell office:value-type="string">
            <text:p>-.088</text:p>
          </table:table-cell>
        </table:table-row>
        <table:table-row>
          <table:table-cell office:value-type="string">
            <text:p>North Texa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4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41</text:p>
          </table:table-cell>
          <table:table-cell office:value-type="string">
            <text:p>.34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30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206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3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1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-.07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.06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-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25</text:p>
          </table:table-cell>
          <table:table-cell office:value-type="string">
            <text:p>139</text:p>
          </table:table-cell>
          <table:table-cell office:value-type="string">
            <text:p>.137</text:p>
          </table:table-cell>
          <table:table-cell office:value-type="string">
            <text:p>39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2.0</text:p>
          </table:table-cell>
        </table:table-row>
      </table:table>
      <table:table table:name="Sheet 3">
        <table:table-row>
          <table:table-cell office:value-type="string">
            <text:p>North Texa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YORK, Karley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222</text:p>
          </table:table-cell>
          <table:table-cell office:value-type="string">
            <text:p>4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IBARRA, Henriann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PALILEO, Alyvi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TEAKELL, Barbara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2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EY, And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MILAM, Holly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WRIGHT, Alexis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YOUMANS, Miranda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CHAMBERLAIN, Amanda 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YERS, Mikali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WILLIAMS, Jordyn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VALERIAN, Valerie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28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JANAK, Alex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5</text:p>
          </table:table-cell>
          <table:table-cell office:value-type="string">
            <text:p>16</text:p>
          </table:table-cell>
          <table:table-cell office:value-type="string">
            <text:p>140</text:p>
          </table:table-cell>
          <table:table-cell office:value-type="string">
            <text:p>.279</text:p>
          </table:table-cell>
          <table:table-cell office:value-type="string">
            <text:p>49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54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